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 table:style-name="ce15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0:09:59.635900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1T11:35:47.672681613</dc:date>
    <meta:editing-duration>P10DT12H28M28S</meta:editing-duration>
    <meta:editing-cycles>3248</meta:editing-cycles>
    <meta:generator>LibreOffice/4.2.8.2$Linux_X86_64 LibreOffice_project/420m0$Build-2</meta:generator>
    <meta:document-statistic meta:table-count="19" meta:cell-count="8905" meta:object-count="0"/>
  </office:meta>
</office:document-meta>
</file>